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erif" svg:font-family="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style:font-name="serif" fo:font-size="16pt" style:text-underline-style="solid" style:text-underline-width="auto" style:text-underline-color="font-color" fo:font-weight="bold" officeooo:rsid="0005ff46" officeooo:paragraph-rsid="0005ff46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serif" fo:font-size="12pt" style:text-underline-style="none" fo:font-weight="bold" officeooo:rsid="0005ff46" officeooo:paragraph-rsid="0005ff46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serif" fo:font-size="12pt" style:text-underline-style="none" fo:font-weight="bold" officeooo:rsid="00069551" officeooo:paragraph-rsid="00069551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serif" fo:font-size="12pt" style:text-underline-style="none" fo:font-weight="bold" officeooo:rsid="00078968" officeooo:paragraph-rsid="0007896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serif" fo:font-size="12pt" style:text-underline-style="none" fo:font-weight="normal" officeooo:rsid="0005ff46" officeooo:paragraph-rsid="0005ff46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 style:writing-mode="lr-tb"/>
      <style:text-properties style:font-name="serif" fo:font-size="12pt" style:text-underline-style="none" fo:font-weight="normal" officeooo:rsid="00069551" officeooo:paragraph-rsid="00069551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 style:writing-mode="lr-tb"/>
      <style:text-properties style:font-name="serif" fo:font-size="12pt" style:text-underline-style="none" fo:font-weight="normal" officeooo:rsid="00078968" officeooo:paragraph-rsid="0007896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serif" fo:font-size="12pt" style:text-underline-style="none" fo:font-weight="normal" officeooo:rsid="00078968" officeooo:paragraph-rsid="00078968" style:font-size-asian="12pt" style:font-weight-asian="normal" style:font-size-complex="12pt" style:font-weight-complex="normal"/>
    </style:style>
    <style:style style:name="P9" style:family="paragraph" style:parent-style-name="Standard" style:list-style-name="L4">
      <style:paragraph-properties fo:text-align="start" style:justify-single-word="false" style:writing-mode="lr-tb"/>
      <style:text-properties style:font-name="serif" fo:font-size="12pt" style:text-underline-style="none" fo:font-weight="normal" officeooo:rsid="00078968" officeooo:paragraph-rsid="00078968" style:font-size-asian="12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text-align="start" style:justify-single-word="false" style:writing-mode="lr-tb"/>
      <style:text-properties style:font-name="serif" fo:font-size="12pt" style:text-underline-style="none" fo:font-weight="normal" officeooo:rsid="00094fd3" officeooo:paragraph-rsid="00094fd3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 style:writing-mode="lr-tb"/>
      <style:text-properties style:font-name="serif" fo:font-size="12pt" style:text-underline-style="none" fo:font-weight="normal" officeooo:rsid="00094fd3" officeooo:paragraph-rsid="00094fd3" style:font-size-asian="10.5pt" style:font-weight-asian="normal" style:font-size-complex="12pt" style:font-weight-complex="normal"/>
    </style:style>
    <style:style style:name="T1" style:family="text">
      <style:text-properties officeooo:rsid="00069551"/>
    </style:style>
    <style:style style:name="T2" style:family="text">
      <style:text-properties officeooo:rsid="0007896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“Rubik’s Cube”-Simulation</text:p>
      <text:p text:style-name="P1"/>
      <text:p text:style-name="P11">Fabio Freund</text:p>
      <text:p text:style-name="P1"/>
      <text:p text:style-name="P1"/>
      <text:p text:style-name="P2">Beschreibung:</text:p>
      <text:p text:style-name="P2"/>
      <text:p text:style-name="P5">Ziel des Projektes ist die <text:span text:style-name="T1">Implementierung</text:span> <text:span text:style-name="T1">eines</text:span> 3x3 Rubik’s Cube. Dabei soll der Benutzer alle <text:span text:style-name="T1">Drehungen, die auf einem gewöhnlichen Rubik’s Cube möglich sind, eingeben können, sodass das Programm dann den aktuellen Zustand des Würfels anzeigt.</text:span></text:p>
      <text:p text:style-name="P5"/>
      <text:p text:style-name="P5"/>
      <text:p text:style-name="P3">In-Scope:</text:p>
      <text:p text:style-name="P3"/>
      <text:list xml:id="list4055899013" text:style-name="L1">
        <text:list-item>
          <text:p text:style-name="P6">Darstellung eines Rubik’s Cube</text:p>
        </text:list-item>
        <text:list-item>
          <text:p text:style-name="P6">korrekte Darstellung von Drehungen am Würfel</text:p>
        </text:list-item>
        <text:list-item>
          <text:p text:style-name="P6">Generierung <text:span text:style-name="T2">eines zufällig verdrehten Würfels</text:span></text:p>
        </text:list-item>
        <text:list-item>
          <text:p text:style-name="P7">Kontrolle, ob generierte Zustände lösbar sind</text:p>
        </text:list-item>
      </text:list>
      <text:p text:style-name="P8"/>
      <text:p text:style-name="P4">Nice-to-have:</text:p>
      <text:p text:style-name="P4"/>
      <text:list xml:id="list3773343942" text:style-name="L3">
        <text:list-item>
          <text:p text:style-name="P10">Eingabe eines (lösbaren) Zustandes für einen Rubik’s Cube</text:p>
        </text:list-item>
        <text:list-item>
          <text:p text:style-name="P10">Finden eines beliebigen Lösungsweges für eingegebene Zustände</text:p>
        </text:list-item>
      </text:list>
      <text:p text:style-name="P4"/>
      <text:p text:style-name="P4"/>
      <text:p text:style-name="P4">Out-of-Scope:</text:p>
      <text:p text:style-name="P4"/>
      <text:list xml:id="list15490461" text:style-name="L4">
        <text:list-item>
          <text:p text:style-name="P9">Finden einer optimierten Lösung für einen zufälligen Zustand</text:p>
        </text:list-item>
        <text:list-item>
          <text:p text:style-name="P9">Simulation von anderen Rubik’s Cubes (z.B. 2x2, 4x4, 5x5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erif" svg:font-family="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2T08:58:37.650299279</meta:creation-date>
    <dc:date>2021-05-12T09:36:01.932909264</dc:date>
    <meta:editing-duration>PT6M52S</meta:editing-duration>
    <meta:editing-cycles>1</meta:editing-cycles>
    <meta:document-statistic meta:table-count="0" meta:image-count="0" meta:object-count="0" meta:page-count="1" meta:paragraph-count="15" meta:word-count="105" meta:character-count="737" meta:non-whitespace-character-count="655"/>
    <meta:generator>LibreOffice/7.1.1.2$Linux_X86_64 LibreOffice_project/10$Build-2</meta:generator>
  </office:meta>
</office:document-meta>
</file>